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2cc2f8"/>
    </style:style>
    <style:style style:name="P3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f8149" officeooo:paragraph-rsid="002f8149"/>
    </style:style>
    <style:style style:name="P4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348a83" officeooo:paragraph-rsid="00348a83"/>
    </style:style>
    <style:style style:name="P5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2cc2f8"/>
    </style:style>
    <style:style style:name="P6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334353"/>
    </style:style>
    <style:style style:name="P7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f8149" officeooo:paragraph-rsid="002f8149"/>
    </style:style>
    <style:style style:name="P8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f8149" officeooo:paragraph-rsid="002f8149"/>
    </style:style>
    <style:style style:name="P9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34353" officeooo:paragraph-rsid="00334353"/>
    </style:style>
    <style:style style:name="P10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334353" officeooo:paragraph-rsid="00334353"/>
    </style:style>
    <style:style style:name="P11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48a83" officeooo:paragraph-rsid="00348a83"/>
    </style:style>
    <style:style style:name="P12" style:family="paragraph" style:parent-style-name="Preformatted_20_Text">
      <style:paragraph-properties fo:margin-top="0in" fo:margin-bottom="0.1965in" loext:contextual-spacing="false"/>
      <style:text-properties style:use-window-font-color="true" style:font-name="Liberation Serif" fo:font-size="12pt" fo:language="en" fo:country="US" officeooo:rsid="002f8149" officeooo:paragraph-rsid="00314f4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paragraph-rsid="00351057"/>
    </style:style>
    <style:style style:name="P14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</style:style>
    <style:style style:name="P15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rsid="00348a83"/>
    </style:style>
    <style:style style:name="P16" style:family="paragraph" style:parent-style-name="Preformatted_20_Text">
      <loext:graphic-properties draw:fill="solid" draw:fill-color="#000000"/>
      <style:paragraph-properties fo:background-color="#000000"/>
      <style:text-properties fo:color="#ff5555"/>
    </style:style>
    <style:style style:name="P17" style:family="paragraph" style:parent-style-name="Preformatted_20_Text">
      <loext:graphic-properties draw:fill="solid" draw:fill-color="#000000"/>
      <style:paragraph-properties fo:background-color="#000000"/>
      <style:text-properties style:font-name="Liberation Mono1" fo:font-size="10pt" style:font-size-asian="10pt" style:font-size-complex="10pt"/>
    </style:style>
    <style:style style:name="P18" style:family="paragraph" style:parent-style-name="Preformatted_20_Text">
      <loext:graphic-properties draw:fill="solid" draw:fill-color="#000000"/>
      <style:paragraph-properties fo:background-color="#000000"/>
    </style:style>
    <style:style style:name="P19" style:family="paragraph" style:parent-style-name="Standard">
      <loext:graphic-properties draw:fill="solid" draw:fill-color="#000000"/>
      <style:paragraph-properties fo:margin-top="0in" fo:margin-bottom="0in" loext:contextual-spacing="false" fo:text-align="start" style:justify-single-word="false" fo:background-color="#000000" style:writing-mode="lr-tb">
        <style:tab-stops/>
      </style:paragraph-properties>
      <style:text-properties style:font-name="Ubuntu Mono" officeooo:rsid="00314f4c" officeooo:paragraph-rsid="00314f4c"/>
    </style:style>
    <style:style style:name="P20" style:family="paragraph" style:parent-style-name="Standard">
      <loext:graphic-properties draw:fill="solid" draw:fill-color="#000000"/>
      <style:paragraph-properties fo:margin-top="0in" fo:margin-bottom="0in" loext:contextual-spacing="false" fo:text-align="start" style:justify-single-word="false" fo:background-color="#000000" style:writing-mode="lr-tb">
        <style:tab-stops/>
      </style:paragraph-properties>
      <style:text-properties style:font-name="Ubuntu Mono" officeooo:paragraph-rsid="002cc2f8"/>
    </style:style>
    <style:style style:name="P21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22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35ef22"/>
    </style:style>
    <style:style style:name="P23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2fb6ef"/>
    </style:style>
    <style:style style:name="P2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37dd90"/>
    </style:style>
    <style:style style:name="P25" style:family="paragraph" style:parent-style-name="Standard">
      <style:paragraph-properties fo:text-align="start" style:justify-single-word="false" style:writing-mode="lr-tb"/>
      <style:text-properties officeooo:paragraph-rsid="0035ef22"/>
    </style:style>
    <style:style style:name="T1" style:family="text">
      <style:text-properties fo:color="#55ff55" fo:font-weight="bold"/>
    </style:style>
    <style:style style:name="T2" style:family="text">
      <style:text-properties fo:color="#55ff55" style:font-name="Liberation Mono1" fo:font-size="10pt" fo:font-weight="bold" style:font-size-asian="10pt" style:font-size-complex="10pt"/>
    </style:style>
    <style:style style:name="T3" style:family="text">
      <style:text-properties fo:color="#5555ff" fo:font-weight="bold"/>
    </style:style>
    <style:style style:name="T4" style:family="text">
      <style:text-properties fo:color="#5555ff" style:font-name="Liberation Mono1" fo:font-size="10pt" fo:font-weight="bold" style:font-size-asian="10pt" style:font-size-complex="10pt"/>
    </style:style>
    <style:style style:name="T5" style:family="text">
      <style:text-properties style:use-window-font-color="true" style:font-name="Liberation Serif" fo:font-size="12pt" fo:language="en" fo:country="US" officeooo:rsid="002cc2f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US" officeooo:rsid="002f7c2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US" officeooo:rsid="0035105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en" fo:country="US" officeooo:rsid="0035ef2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en" fo:country="US" officeooo:rsid="002f814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style:use-window-font-color="true" style:font-name="Liberation Serif" fo:font-size="12pt" fo:language="en" fo:country="US" officeooo:rsid="0037dd9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officeooo:rsid="00196364"/>
    </style:style>
    <style:style style:name="T12" style:family="text">
      <style:text-properties officeooo:rsid="001a842b"/>
    </style:style>
    <style:style style:name="T13" style:family="text">
      <style:text-properties style:font-name="Liberation Mono1" fo:font-size="10pt" style:font-size-asian="10pt" style:font-size-complex="10pt"/>
    </style:style>
    <style:style style:name="T14" style:family="text">
      <style:text-properties officeooo:rsid="0035ef22"/>
    </style:style>
    <style:style style:name="T15" style:family="text">
      <style:text-properties officeooo:rsid="002f8149"/>
    </style:style>
    <style:style style:name="T16" style:family="text">
      <style:text-properties officeooo:rsid="002fb6ef"/>
    </style:style>
    <style:style style:name="T17" style:family="text">
      <style:text-properties officeooo:rsid="0037dd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Звіт<text:line-break/>Лабораторна робота <text:span text:style-name="T6">4</text:span></text:p>
      <text:p text:style-name="P1">ТЕХНОЛОГІЇ ПРОГРАМУВАННЯ <text:line-break/>Большаков Андрій MIT-31</text:p>
      <text:p text:style-name="P1"/>
      <text:p text:style-name="P22"><text:span text:style-name="T14">Тема: Основи </text:span><text:span text:style-name="T8">Docker</text:span><text:span text:style-name="T15"><text:line-break/>Мета: розглянути принципи контейнеризації програмного забезпечення;<text:line-break/>навчитися використовувати </text:span><text:span text:style-name="T8">Docker</text:span><text:span text:style-name="T15"> як один із засобів контейнеризації.</text:span></text:p>
      <text:p text:style-name="P25"><text:line-break/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><text:line-break/></text:p>
      <text:p text:style-name="P23"><text:span text:style-name="T16">Содержание докерфайла</text:span></text:p>
      <text:p text:style-name="P3"><text:span text:style-name="T1">utilka@utilka-Inspiron-3580</text:span>:<text:span text:style-name="T3">~/Personal/productivity_stuff/univer/sem_5/Programming technologies/univ_programming_technologies_proj</text:span>$ cat Dockerfile </text:p>
      <text:p text:style-name="P18">FROM python</text:p>
      <text:p text:style-name="P18"/>
      <text:p text:style-name="P18">WORKDIR /usr/src/app</text:p>
      <text:p text:style-name="P18"/>
      <text:p text:style-name="P18">COPY . .</text:p>
      <text:p text:style-name="P18"/>
      <text:p text:style-name="P18">RUN python ./unitTest.py</text:p>
      <text:p text:style-name="P18"/>
      <text:p text:style-name="P14">CMD [ "python", "./main.py" ]</text:p>
      <text:p text:style-name="P8"/>
      <text:p text:style-name="P7">билдим проект </text:p>
      <text:p text:style-name="P3"><text:span text:style-name="T1">utilka@utilka-Inspiron-3580</text:span>:<text:span text:style-name="T3">~/Personal/productivity_stuff/univer/sem_5/Programming technologies/univ_programming_techng technologies/univ_programming_technologies_proj</text:span>$ docker build --tag lab4 .</text:p>
      <text:p text:style-name="P18">Sending build context to Docker daemon <text:s/>14.98MB</text:p>
      <text:p text:style-name="P18">Step 1/5 : FROM python</text:p>
      <text:p text:style-name="P18"><text:s/>---&gt; bbf31371d67d</text:p>
      <text:p text:style-name="P18">Step 2/5 : WORKDIR /usr/src/app</text:p>
      <text:p text:style-name="P18"><text:s/>---&gt; Running in 13c1ee732b42</text:p>
      <text:p text:style-name="P18">Removing intermediate container 13c1ee732b42</text:p>
      <text:p text:style-name="P18"><text:s/>---&gt; 0170bd60af30</text:p>
      <text:p text:style-name="P18">Step 3/5 : COPY . .</text:p>
      <text:p text:style-name="P18"><text:s/>---&gt; 03578f76d6b8</text:p>
      <text:p text:style-name="P18">Step 4/5 : RUN python ./unitTest.py</text:p>
      <text:p text:style-name="P18"><text:s/>---&gt; Running in 6ab5c38cc160</text:p>
      <text:p text:style-name="P18">test_sorting (__main__.TestArr) ... ok</text:p>
      <text:p text:style-name="P18">test_reverse_sorting (__main__.TestArr) ... ok</text:p>
      <text:p text:style-name="P18">test_duplicates_removal (__main__.TestArr) ... ok</text:p>
      <text:p text:style-name="P18">test_universality (__main__.TestArr) ... ok</text:p>
      <text:p text:style-name="P18">test_merge (__main__.TestArr) ... ok</text:p>
      <text:p text:style-name="P18">test_exceptions (__main__.TestArr) ... ok</text:p>
      <text:p text:style-name="P18"/>
      <text:p text:style-name="P18">----------------------------------------------------------------------</text:p>
      <text:p text:style-name="P18">Ran 6 tests in 0.002s</text:p>
      <text:p text:style-name="P18"/>
      <text:p text:style-name="P18">OK</text:p>
      <text:p text:style-name="P18">Removing intermediate container 6ab5c38cc160</text:p>
      <text:p text:style-name="P18"><text:soft-page-break/><text:s/>---&gt; 525675d1dcc7</text:p>
      <text:p text:style-name="P18">Step 5/5 : CMD [ "python", "./main.py" ]</text:p>
      <text:p text:style-name="P18"><text:s/>---&gt; Running in 71875efc053a</text:p>
      <text:p text:style-name="P18">Removing intermediate container 71875efc053a</text:p>
      <text:p text:style-name="P18"><text:s/>---&gt; 358333501962</text:p>
      <text:p text:style-name="P18">Successfully built 358333501962</text:p>
      <text:p text:style-name="P14">Successfully tagged lab4:latest</text:p>
      <text:p text:style-name="P2"><text:span text:style-name="T1">utilka@utilka-Inspiron-3580</text:span>:<text:span text:style-name="T3">~/Personal/productivity_stuff/univer/sem_5/Programming technologies/univ_programming_technologies_proj</text:span>$ docker image ls</text:p>
      <text:p text:style-name="P18">REPOSITORY <text:s text:c="11"/>TAG <text:s text:c="16"/>IMAGE ID <text:s text:c="11"/>CREATED <text:s text:c="12"/>SIZE</text:p>
      <text:p text:style-name="P18">lab4 <text:s text:c="17"/>latest <text:s text:c="13"/>358333501962 <text:s text:c="7"/>59 minutes ago <text:s text:c="5"/>898MB</text:p>
      <text:p text:style-name="P18">jenkinsci/blueocean <text:s text:c="2"/>latest <text:s text:c="13"/>3a3e75633bd9 <text:s text:c="7"/>3 weeks ago <text:s text:c="8"/>755MB</text:p>
      <text:p text:style-name="P18">bulletinboard <text:s text:c="8"/>1.0 <text:s text:c="16"/>fb4e75b7a772 <text:s text:c="7"/>3 weeks ago <text:s text:c="8"/>184MB</text:p>
      <text:p text:style-name="P18">node <text:s text:c="17"/>current-slim <text:s text:c="7"/>855a1cd7a580 <text:s text:c="7"/>3 weeks ago <text:s text:c="8"/>167MB</text:p>
      <text:p text:style-name="P18">python <text:s text:c="15"/>latest <text:s text:c="13"/>bbf31371d67d <text:s text:c="7"/>4 weeks ago <text:s text:c="8"/>882MB</text:p>
      <text:p text:style-name="P18">docker <text:s text:c="15"/>dind <text:s text:c="15"/>b3893e48cf28 <text:s text:c="7"/>5 weeks ago <text:s text:c="8"/>232MB</text:p>
      <text:p text:style-name="P14">hello-world <text:s text:c="10"/>latest <text:s text:c="13"/>bf756fb1ae65 <text:s text:c="7"/>9 months ago 13.3kB</text:p>
      <text:p text:style-name="P12">запускаем</text:p>
      <text:p text:style-name="P2"><text:span text:style-name="T1">utilka@utilka-Inspiron-3580</text:span>:<text:span text:style-name="T3">~/Personal/productivity_stuff/univer/sem_5/Programming technologies/univ_programming_technologies_proj</text:span>$ docker run --name lab4_r lab4:latest </text:p>
      <text:p text:style-name="P18">[1, 2, 3, 6]</text:p>
      <text:p text:style-name="P14"/>
      <text:p text:style-name="P19">## code: </text:p>
      <text:p text:style-name="P20">def main():</text:p>
      <text:p text:style-name="P20"><text:s text:c="4"/>ar1 = SortedListNoDubl([1, 6, 2, 3])</text:p>
      <text:p text:style-name="P20"><text:s text:c="4"/>print(ar1)</text:p>
      <text:p text:style-name="P5"/>
      <text:p text:style-name="P5"/>
      <text:p text:style-name="P9">для второго задания переделаем нашу программу под сервис, а также скажем ей записать информацию в ее среду </text:p>
      <text:p text:style-name="P11">новый код</text:p>
      <text:p text:style-name="P4"><text:span text:style-name="T1">utilka@utilka-Inspiron-3580</text:span>:<text:span text:style-name="T3">~/Personal/productivity_stuff/univer/sem_5/Programming technologies/univ_programming_technologies_proj</text:span>$ cat flask_main.py </text:p>
      <text:p text:style-name="P18">from flask import Flask</text:p>
      <text:p text:style-name="P18">app = Flask(__name__)</text:p>
      <text:p text:style-name="P18">from sortedListNoDubl import SortedListNoDubl</text:p>
      <text:p text:style-name="P18"/>
      <text:p text:style-name="P18">@app.route(&amp;apos;/&amp;apos;)</text:p>
      <text:p text:style-name="P18">def hello():</text:p>
      <text:p text:style-name="P18"><text:soft-page-break/><text:s text:c="4"/>ar1 = SortedListNoDubl([1, 6, 2, 3])</text:p>
      <text:p text:style-name="P18"><text:s text:c="4"/>return "Hello World! {}".format(ar1)</text:p>
      <text:p text:style-name="P18"/>
      <text:p text:style-name="P18">if __name__ == &amp;apos;__main__&amp;apos;:</text:p>
      <text:p text:style-name="P18"><text:s text:c="4"/>f = open("text.txt", "w")</text:p>
      <text:p text:style-name="P18"><text:s text:c="4"/>f.write("content")</text:p>
      <text:p text:style-name="P18"><text:s text:c="4"/>f.close()</text:p>
      <text:p text:style-name="P18"><text:s text:c="4"/>app.run()</text:p>
      <text:p text:style-name="P15"/>
      <text:p text:style-name="P11">новый докерфайл</text:p>
      <text:p text:style-name="P4"><text:span text:style-name="T1">utilka@utilka-Inspiron-3580</text:span>:<text:span text:style-name="T3">~/Personal/productivity_stuff/univer/sem_5/Programming technologies/univ_programming_technologies_proj</text:span>$ cat Dockerfile </text:p>
      <text:p text:style-name="P18">FROM python</text:p>
      <text:p text:style-name="P18"/>
      <text:p text:style-name="P18">WORKDIR /usr/src/app</text:p>
      <text:p text:style-name="P18"/>
      <text:p text:style-name="P18">COPY requirements.txt ./</text:p>
      <text:p text:style-name="P18">RUN pip install --no-cache-dir -r requirements.txt</text:p>
      <text:p text:style-name="P18"/>
      <text:p text:style-name="P18">COPY . .</text:p>
      <text:p text:style-name="P18"/>
      <text:p text:style-name="P18">RUN python ./unitTest.py</text:p>
      <text:p text:style-name="P18"/>
      <text:p text:style-name="P14">CMD [ "python3", "./flask_main.py" ]<text:line-break/></text:p>
      <text:p text:style-name="P11">билдим запускаем</text:p>
      <text:p text:style-name="P4"><text:span text:style-name="T1">utilka@utilka-Inspiron-3580</text:span>:<text:span text:style-name="T3">~/Personal/productivity_stuff/univer/sem_5/Programming technologies/univ_programming_technologies_proj</text:span>$ docker build --tag lab4:2 .</text:p>
      <text:p text:style-name="P18">Sending build context to Docker daemon <text:s/>15.38MB</text:p>
      <text:p text:style-name="P18">Step 1/7 : FROM python</text:p>
      <text:p text:style-name="P18"><text:s/>---&gt; bbf31371d67d</text:p>
      <text:p text:style-name="P18">Step 2/7 : WORKDIR /usr/src/app</text:p>
      <text:p text:style-name="P18"><text:s/>---&gt; Using cache</text:p>
      <text:p text:style-name="P18"><text:s/>---&gt; 0170bd60af30</text:p>
      <text:p text:style-name="P18">Step 3/7 : COPY requirements.txt ./</text:p>
      <text:p text:style-name="P18"><text:s/>---&gt; 36f08be72fd8</text:p>
      <text:p text:style-name="P18">Step 4/7 : RUN pip install --no-cache-dir -r requirements.txt</text:p>
      <text:p text:style-name="P18"><text:s/>---&gt; Running in 2bff652f0534</text:p>
      <text:p text:style-name="P18">Collecting Flask</text:p>
      <text:p text:style-name="P18"><text:s text:c="2"/>Downloading Flask-1.1.2-py2.py3-none-any.whl (94 kB)</text:p>
      <text:p text:style-name="P18">Collecting click&gt;=5.1</text:p>
      <text:p text:style-name="P18"><text:s text:c="2"/>Downloading click-7.1.2-py2.py3-none-any.whl (82 kB)</text:p>
      <text:p text:style-name="P18">Collecting Werkzeug&gt;=0.15</text:p>
      <text:p text:style-name="P18"><text:s text:c="2"/>Downloading Werkzeug-1.0.1-py2.py3-none-any.whl (298 kB)</text:p>
      <text:p text:style-name="P18">Collecting itsdangerous&gt;=0.24</text:p>
      <text:p text:style-name="P18"><text:s text:c="2"/>Downloading itsdangerous-1.1.0-py2.py3-none-any.whl (16 kB)</text:p>
      <text:p text:style-name="P18">Collecting Jinja2&gt;=2.10.1</text:p>
      <text:p text:style-name="P18"><text:s text:c="2"/>Downloading Jinja2-2.11.2-py2.py3-none-any.whl (125 kB)</text:p>
      <text:p text:style-name="P18">Collecting MarkupSafe&gt;=0.23</text:p>
      <text:p text:style-name="P18"><text:s text:c="2"/>Downloading MarkupSafe-1.1.1-cp38-cp38-manylinux1_x86_64.whl (32 kB)</text:p>
      <text:p text:style-name="P18">Installing collected packages: click, Werkzeug, itsdangerous, MarkupSafe, Jinja2, Flask</text:p>
      <text:p text:style-name="P18">Successfully installed Flask-1.1.2 Jinja2-2.11.2 MarkupSafe-1.1.1 Werkzeug-1.0.1 click-7.1.2 itsdangerous-1.1.0</text:p>
      <text:p text:style-name="P16">WARNING: You are using pip version 20.2.3; however, version 20.2.4 is available.</text:p>
      <text:p text:style-name="P16"><text:soft-page-break/>You should consider upgrading via the &amp;apos;/usr/local/bin/python -m pip install --upgrade pip&amp;apos; command.</text:p>
      <text:p text:style-name="P18">Removing intermediate container 2bff652f0534</text:p>
      <text:p text:style-name="P18"><text:s/>---&gt; 99d96c6953bf</text:p>
      <text:p text:style-name="P18">Step 5/7 : COPY . .</text:p>
      <text:p text:style-name="P18"><text:s/>---&gt; 18e93bc9614f</text:p>
      <text:p text:style-name="P18">Step 6/7 : RUN python ./unitTest.py</text:p>
      <text:p text:style-name="P18"><text:s/>---&gt; Running in 42a5ea9c21c6</text:p>
      <text:p text:style-name="P18">test_sorting (__main__.TestArr) ... ok</text:p>
      <text:p text:style-name="P18">test_reverse_sorting (__main__.TestArr) ... ok</text:p>
      <text:p text:style-name="P18">test_duplicates_removal (__main__.TestArr) ... ok</text:p>
      <text:p text:style-name="P18">test_universality (__main__.TestArr) ... ok</text:p>
      <text:p text:style-name="P18">test_merge (__main__.TestArr) ... ok</text:p>
      <text:p text:style-name="P18">test_exceptions (__main__.TestArr) ... ok</text:p>
      <text:p text:style-name="P18"/>
      <text:p text:style-name="P18">----------------------------------------------------------------------</text:p>
      <text:p text:style-name="P18">Ran 6 tests in 0.002s</text:p>
      <text:p text:style-name="P18"/>
      <text:p text:style-name="P18">OK</text:p>
      <text:p text:style-name="P18">Removing intermediate container 42a5ea9c21c6</text:p>
      <text:p text:style-name="P18"><text:s/>---&gt; f0364892efc4</text:p>
      <text:p text:style-name="P18">Step 7/7 : CMD [ "python3", "./flask_main.py" ]</text:p>
      <text:p text:style-name="P18"><text:s/>---&gt; Running in 13cdf039299c</text:p>
      <text:p text:style-name="P18">Removing intermediate container 13cdf039299c</text:p>
      <text:p text:style-name="P18"><text:s/>---&gt; 859226140695</text:p>
      <text:p text:style-name="P18">Successfully built 859226140695</text:p>
      <text:p text:style-name="P13">Successfully tagged lab4:2<text:line-break/><text:span text:style-name="T1">utilka@utilka-Inspiron-3580</text:span>:<text:span text:style-name="T3">~/Personal/productivity_stuff/univer/sem_5/Programming technologies/univ_programming_technologies_proj</text:span>$ docker run --publish 8000:5000 --detach --name lab4_2 lab4:2</text:p>
      <text:p text:style-name="P18">c50e7d864c951c2386df6658abd9c7fa1e266dc214bce2907c482386cd6cb4ef<text:line-break/><text:span text:style-name="T1">utilka@utilka-Inspiron-3580</text:span>:<text:span text:style-name="T3">~/Personal/productivity_stuff/univer/sem_5/Programming technologies/univ_programming_technologies_proj</text:span>$ docker ps </text:p>
      <text:p text:style-name="P18">CONTAINER ID <text:s text:c="7"/>IMAGE <text:s text:c="14"/>COMMAND <text:s text:c="17"/>CREATED <text:s text:c="13"/>STATUS <text:s text:c="13"/>PORTS <text:s text:c="19"/>NAMES</text:p>
      <text:p text:style-name="P13">c50e7d864c95 <text:s text:c="7"/>lab4:2 <text:s text:c="13"/>"python3 ./flask_mai…" <text:s text:c="2"/>About a minute ago <text:s text:c="2"/>Up About a minute <text:s text:c="2"/>0.0.0.0:8000-&gt;5000/tcp <text:s text:c="2"/>lab4_2<text:line-break/><text:span text:style-name="T1">utilka@utilka-Inspiron-3580</text:span>:<text:span text:style-name="T3">~/Personal/productivity_stuff/univer/sem_5/Programming technologies/univ_programming_technologies_proj</text:span>$</text:p>
      <text:p text:style-name="P11">создаем новый образ из уже запущенного контейнера</text:p>
      <text:p text:style-name="P6"><text:span text:style-name="T2">utilka@utilka-Inspiron-3580</text:span><text:span text:style-name="T13">:</text:span><text:span text:style-name="T4">~/Personal/productivity_stuff/univer/sem_5/Programming technologies/univ_programming_technologies_proj</text:span><text:span text:style-name="T13">$ docker commit lab4_2 lab4_commited:2<text:line-break/>sha256:efcb33f14a0d84ad5670b49872c2bce6824f8bf7007f855ebc37dcdc6b678817</text:span></text:p>
      <text:p text:style-name="P17"><text:span text:style-name="T1">utilka@utilka-Inspiron-3580</text:span>:<text:span text:style-name="T3">~/Personal/productivity_stuff/univer/sem_5/Programming technologies/univ_programming_technologies_proj</text:span>$ docker image ls</text:p>
      <text:p text:style-name="P17">REPOSITORY <text:s text:c="11"/>TAG <text:s text:c="16"/>IMAGE ID <text:s text:c="11"/>CREATED <text:s text:c="12"/>SIZE</text:p>
      <text:p text:style-name="P17">lab4_commited <text:s text:c="8"/>2 <text:s text:c="18"/>efcb33f14a0d <text:s text:c="7"/>8 seconds ago <text:s text:c="6"/>906MB</text:p>
      <text:p text:style-name="P18">lab4 <text:s text:c="17"/>2 <text:s text:c="18"/>859226140695 <text:s text:c="7"/>10 minutes ago <text:s text:c="5"/>906MB</text:p>
      <text:p text:style-name="P18">lab4 <text:s text:c="17"/>latest <text:s text:c="13"/>358333501962 <text:s text:c="7"/>3 hours ago <text:s text:c="8"/>898MB</text:p>
      <text:p text:style-name="P18">jenkinsci/blueocean <text:s text:c="2"/>latest <text:s text:c="13"/>3a3e75633bd9 <text:s text:c="7"/>3 weeks ago <text:s text:c="8"/>755MB</text:p>
      <text:p text:style-name="P18">bulletinboard <text:s text:c="8"/>1.0 <text:s text:c="16"/>fb4e75b7a772 <text:s text:c="7"/>3 weeks ago <text:s text:c="8"/>184MB</text:p>
      <text:p text:style-name="P18"><text:soft-page-break/>node <text:s text:c="17"/>current-slim <text:s text:c="7"/>855a1cd7a580 <text:s text:c="7"/>3 weeks ago <text:s text:c="8"/>167MB</text:p>
      <text:p text:style-name="P18">python <text:s text:c="15"/>latest <text:s text:c="13"/>bbf31371d67d <text:s text:c="7"/>4 weeks ago <text:s text:c="8"/>882MB</text:p>
      <text:p text:style-name="P18">docker <text:s text:c="15"/>dind <text:s text:c="15"/>b3893e48cf28 <text:s text:c="7"/>5 weeks ago <text:s text:c="8"/>232MB</text:p>
      <text:p text:style-name="P14">hello-world <text:s text:c="10"/>latest <text:s text:c="13"/>bf756fb1ae65 <text:s text:c="7"/>9 months ago <text:s text:c="7"/>13.3kB</text:p>
      <text:p text:style-name="P10"/>
      <text:p text:style-name="P24"><text:span text:style-name="T12">В</text:span><text:span text:style-name="T11">ыводы:<text:line-break/></text:span><text:span text:style-name="T9">розгляну</text:span><text:span text:style-name="T10">л</text:span><text:span text:style-name="T9">и принципи контейнеризації програмного забезпечення;<text:line-break/>навчи</text:span><text:span text:style-name="T10">л</text:span><text:span text:style-name="T9">ися використовувати </text:span><text:span text:style-name="T8">Docker</text:span><text:span text:style-name="T9"> як один із засобів контейнеризації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0-28T11:31:11.723456001</dc:date>
    <meta:editing-cycles>16</meta:editing-cycles>
    <meta:editing-duration>PT4H24M34S</meta:editing-duration>
    <meta:generator>LibreOffice/6.4.6.2$Linux_X86_64 LibreOffice_project/40$Build-2</meta:generator>
    <meta:document-statistic meta:table-count="0" meta:image-count="0" meta:object-count="0" meta:page-count="5" meta:paragraph-count="150" meta:word-count="723" meta:character-count="8062" meta:non-whitespace-character-count="6596"/>
  </office:meta>
</office:document-meta>
</file>